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0.5pt" officeooo:rsid="00160a3d" officeooo:paragraph-rsid="001ab1ca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fo:font-size="10.5pt" officeooo:rsid="001ab1ca" officeooo:paragraph-rsid="001ab1ca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officeooo:rsid="0019f0e6" officeooo:paragraph-rsid="0019f0e6" style:font-size-asian="10.5pt" style:font-size-complex="10.5pt"/>
    </style:style>
    <style:style style:name="T1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75fe6"/>
    </style:style>
    <style:style style:name="T4" style:family="text">
      <style:text-properties style:text-underline-style="solid" style:text-underline-width="auto" style:text-underline-color="font-color" officeooo:rsid="00160a3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0a3d" style:font-weight-asian="normal" style:font-weight-complex="normal"/>
    </style:style>
    <style:style style:name="T7" style:family="text">
      <style:text-properties fo:font-weight="normal" officeooo:rsid="0019f0e6" style:font-weight-asian="normal" style:font-weight-complex="normal"/>
    </style:style>
    <style:style style:name="T8" style:family="text">
      <style:text-properties fo:font-weight="normal" officeooo:rsid="001ab1ca" style:font-weight-asian="normal" style:font-weight-complex="normal"/>
    </style:style>
    <style:style style:name="T9" style:family="text">
      <style:text-properties officeooo:rsid="001ab1ca"/>
    </style:style>
    <style:style style:name="T10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98946864562069999" text:style-name="L1">
        <text:list-header>
          <text:p text:style-name="P1"/>
          <text:p text:style-name="P2"><text:s/><text:span text:style-name="T2">COMPUTER ENGINEERING </text:span><text:span text:style-name="T3">DEPARTMENT</text:span><text:span text:style-name="T2">(</text:span><text:span text:style-name="T4">III</text:span><text:span text:style-name="T2"> SEMESTER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1">CSP211 <text:s/></text:span>Programming Lab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"/>
          <text:p text:style-name="P1"><text:span text:style-name="T5">Week: </text:span><text:span text:style-name="T8">5</text:span><text:tab/><text:tab/><text:tab/><text:tab/><text:tab/><text:tab/><text:tab/><text:tab/><text:span text:style-name="T5"> Batch: </text:span><text:span text:style-name="T6">All</text:span></text:p>
          <text:p text:style-name="P4"/>
        </text:list-header>
      </text:list>
      <text:p text:style-name="P5"><text:bookmark-start text:name="__DdeLink__88_1544328147"/>1. <text:span text:style-name="T9">Find the middle element of the circular linked list.</text:span><text:bookmark-end text:name="__DdeLink__88_1544328147"/></text:p>
      <text:p text:style-name="P6">2. Find the 2<text:span text:style-name="T10">nd</text:span> last element of the singly linked list. </text:p>
      <text:p text:style-name="P5"><text:span text:style-name="T9">3. Add two polynomials using suitable linked list.</text:span></text:p>
      <text:p text:style-name="P7"><text:span text:style-name="T9">4</text:span>. <text:span text:style-name="T9">Find out the union and intersection of two list.</text:span></text:p>
      <text:p text:style-name="P6">5. Find out weather a singly linked list is palindrome or not.</text:p>
      <text:p text:style-name="P6">6. find out the union and intersection of a lis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5:18:49</meta:creation-date>
    <dc:date>2016-09-06T12:56:32.267810477</dc:date>
    <meta:editing-duration>PT5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72" meta:character-count="419" meta:non-whitespace-character-count="344"/>
  </office:meta>
</office:document-meta>
</file>